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size="10pt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ravel 8 Automatic Daily Database Backup Tutorial</text:h>
      <text:p text:style-name="Horizontal_20_Line"/>
      <text:p text:style-name="P1"><text:span text:style-name="Strong_20_Emphasis"><text:span text:style-name="T1">Share: </text:span></text:span></text:p>
      <text:p text:style-name="P1"><text:span text:style-name="Strong_20_Emphasis"><text:span text:style-name="T1">Published By: </text:span></text:span><text:span text:style-name="T1">Admin, </text:span><text:span text:style-name="Strong_20_Emphasis"><text:span text:style-name="T1">Published On: </text:span></text:span><text:span text:style-name="T1">Dec 09, 2021, </text:span><text:span text:style-name="Strong_20_Emphasis"><text:span text:style-name="T1">Category: </text:span></text:span><text:span text:style-name="T1">Laravel 8 Laravel </text:span></text:p>
      <text:p text:style-name="Text_20_body"/>
      <text:p text:style-name="Text_20_body">Hi Dev,</text:p>
      <text:p text:style-name="Text_20_body">Today, in this article I will share with you something new about how to set automatic database backup in laravel 8 application. in laravel 8 application, we will show export database to SQL. but in this tutorial, I will how to take database backup in laravel 8 application.</text:p>
      <text:p text:style-name="Text_20_body">So, Suppose you will work on a large databases project so in your mind question raise how to handle big database backup should you need to laravel provide a cron schedule to getting database backup you set time e.g. every day, month or year. I will give you a full example of how to automatic database backup in laravel 8 as below so follow my all steps.</text:p>
      <text:p text:style-name="Text_20_body">Let's follow a few steps and set auto daily database backup using laravel 8.</text:p>
      <text:p text:style-name="Text_20_body"><text:span text:style-name="Strong_20_Emphasis">Step 1 : Install Laravel 8</text:span> </text:p>
      <text:p text:style-name="Text_20_body">In the first step, we need to get fresh laravel 8 version application So let's open terminal and run bellow command to install fresh laravel project.</text:p>
      <text:p text:style-name="P1">composer create-project --prefer-dist laravel/laravel backup</text:p>
      <text:p text:style-name="Text_20_body"><text:span text:style-name="Strong_20_Emphasis">Step 2 : Create Command</text:span> </text:p>
      <text:p text:style-name="Text_20_body">In second step, we will create console command using laravel artisan command so let's below run command:</text:p>
      <text:p text:style-name="Text_20_body">php artisan make:command DatabaseBackUp</text:p>
      <text:p text:style-name="Text_20_body">Now successfully run command after they created DatabaseBackUp.php file on console directory. so let's update that file with daily update code.</text:p>
      <text:p text:style-name="P1"><text:span text:style-name="T2">Path: app/Console/Commands/DatabaseBackUp.php</text:span> </text:p>
      <text:p text:style-name="P1">&lt;?php</text:p>
      <text:p text:style-name="P1">namespace App\Console\Commands;</text:p>
      <text:p text:style-name="P1">use Illuminate\Console\Command;</text:p>
      <text:p text:style-name="P1">use Storage;</text:p>
      <text:p text:style-name="P1">use Carbon\Carbon;</text:p>
      <text:p text:style-name="P1">class DatabaseBackUp extends Command</text:p>
      <text:p text:style-name="P1">{</text:p>
      <text:p text:style-name="P1">/**</text:p>
      <text:p text:style-name="P1">* The name and signature of the console command.</text:p>
      <text:p text:style-name="P1">*</text:p>
      <text:p text:style-name="P1">* @var string</text:p>
      <text:p text:style-name="P1">*/</text:p>
      <text:p text:style-name="P1"><text:soft-page-break/>protected $signature = 'database:backup';</text:p>
      <text:p text:style-name="P1">/**</text:p>
      <text:p text:style-name="P1">* The console command description.</text:p>
      <text:p text:style-name="P1">*</text:p>
      <text:p text:style-name="P1">* @var string</text:p>
      <text:p text:style-name="P1">*/</text:p>
      <text:p text:style-name="P1">protected $description = 'Command description';</text:p>
      <text:p text:style-name="P1">/**</text:p>
      <text:p text:style-name="P1">* Create a new command instance.</text:p>
      <text:p text:style-name="P1">*</text:p>
      <text:p text:style-name="P1">* @return void</text:p>
      <text:p text:style-name="P1">*/</text:p>
      <text:p text:style-name="P1">public function __construct()</text:p>
      <text:p text:style-name="P1">{</text:p>
      <text:p text:style-name="P1">parent::__construct();</text:p>
      <text:p text:style-name="P1">}</text:p>
      <text:p text:style-name="P1">/**</text:p>
      <text:p text:style-name="P1">* Execute the console command.</text:p>
      <text:p text:style-name="P1">*</text:p>
      <text:p text:style-name="P1">* @return int</text:p>
      <text:p text:style-name="P1">*/</text:p>
      <text:p text:style-name="P1">public function handle()</text:p>
      <text:p text:style-name="P1">{</text:p>
      <text:p text:style-name="P1">$filename = "backup-" . Carbon::now()-&gt;format('Y-m-d') . ".gz";</text:p>
      <text:p text:style-name="P1">$command = "mysqldump --user=" . env('DB_USERNAME') ." --password=" . env('DB_PASSWORD') . " --host=" . env('DB_HOST') . " " . env('DB_DATABASE') . " | gzip &gt; " .Storage::path("public/database/". $filename);</text:p>
      <text:p text:style-name="P1">$returnVar = NULL;</text:p>
      <text:p text:style-name="P1">$output = NULL;</text:p>
      <text:p text:style-name="P1">exec($command, $output, $returnVar);</text:p>
      <text:p text:style-name="P1">}</text:p>
      <text:p text:style-name="P1">}</text:p>
      <text:p text:style-name="Text_20_body"><text:span text:style-name="Strong_20_Emphasis">Step 3: Create backup Folder</text:span> </text:p>
      <text:p text:style-name="Text_20_body">In this step, we will created database folder in your storage folder in below following path:</text:p>
      <text:p text:style-name="Text_20_body">storage/app/public/database</text:p>
      <text:p text:style-name="Text_20_body">make sure you give permission to put backup file.</text:p>
      <text:p text:style-name="Text_20_body"><text:span text:style-name="Strong_20_Emphasis">Step 4: Schedule Command </text:span></text:p>
      <text:p text:style-name="Text_20_body">Now in this step schedule our created command, so let's update a Kernel.php file</text:p>
      <text:p text:style-name="P1"><text:span text:style-name="T2">Path : app/Console/Kernel.php</text:span> </text:p>
      <text:p text:style-name="P1">&lt;?php</text:p>
      <text:p text:style-name="P1">namespace App\Console;</text:p>
      <text:p text:style-name="P1">use Illuminate\Console\Scheduling\Schedule;</text:p>
      <text:p text:style-name="P1">use Illuminate\Foundation\Console\Kernel as ConsoleKernel;</text:p>
      <text:p text:style-name="P1"><text:soft-page-break/>class Kernel extends ConsoleKernel</text:p>
      <text:p text:style-name="P1">{</text:p>
      <text:p text:style-name="P1">/**</text:p>
      <text:p text:style-name="P1">* The Artisan commands provided by your application.</text:p>
      <text:p text:style-name="P1">*</text:p>
      <text:p text:style-name="P1">* @var array</text:p>
      <text:p text:style-name="P1">*/</text:p>
      <text:p text:style-name="P1">protected $commands = [</text:p>
      <text:p text:style-name="P1">//</text:p>
      <text:p text:style-name="P1">];</text:p>
      <text:p text:style-name="P1">/**</text:p>
      <text:p text:style-name="P1">* Define the application's command schedule.</text:p>
      <text:p text:style-name="P1">*</text:p>
      <text:p text:style-name="P1">* @param \Illuminate\Console\Scheduling\Schedule $schedule</text:p>
      <text:p text:style-name="P1">* @return void</text:p>
      <text:p text:style-name="P1">*/</text:p>
      <text:p text:style-name="P1">protected function schedule(Schedule $schedule)</text:p>
      <text:p text:style-name="P1">{</text:p>
      <text:p text:style-name="P1">$schedule-&gt;command('database:backup')-&gt;daily();</text:p>
      <text:p text:style-name="P1">}</text:p>
      <text:p text:style-name="P1">/**</text:p>
      <text:p text:style-name="P1">* Register the commands for the application.</text:p>
      <text:p text:style-name="P1">*</text:p>
      <text:p text:style-name="P1">* @return void</text:p>
      <text:p text:style-name="P1">*/</text:p>
      <text:p text:style-name="P1">protected function commands()</text:p>
      <text:p text:style-name="P1">{</text:p>
      <text:p text:style-name="P1">$this-&gt;load(__DIR__.'/Commands');</text:p>
      <text:p text:style-name="P1">require base_path('routes/console.php');</text:p>
      <text:p text:style-name="P1">}</text:p>
      <text:p text:style-name="Text_20_body">}</text:p>
      <text:p text:style-name="Text_20_body">you can check following command to getting database backup with this command:</text:p>
      <text:p text:style-name="Text_20_body">php artisan database:backup</text:p>
      <text:p text:style-name="Text_20_body">It will create one backup file on your backup folder. you can check there.</text:p>
      <text:p text:style-name="Text_20_body">Now, we are ready to setup cron on our server.</text:p>
      <text:p text:style-name="Text_20_body">At last you can manage this command on scheduling task, you have to add a single entry to your server’s crontab file:</text:p>
      <text:p text:style-name="Text_20_body">Run following command:</text:p>
      <text:p text:style-name="P1">crontab -e</text:p>
      <text:p text:style-name="P1">* * * * * php /path/to/artisan schedule:run 1&gt;&gt; /dev/null 2&gt;&amp;1</text:p>
      <text:p text:style-name="P1">OR</text:p>
      <text:p text:style-name="Text_20_body">* * * * * cd /path-to-your-project &amp;&amp; php artisan schedule:run &gt;&gt; /dev/null 2&gt;&amp;1</text:p>
      <text:p text:style-name="Text_20_body"><text:soft-page-break/>It will help you...</text:p>
      <text:p text:style-name="Standard"><text:a xlink:type="simple" xlink:href="https://www.mywebtuts.com/blog/laravel-8-automatic-daily-database-backup-tutorial" text:style-name="Internet_20_link" text:visited-style-name="Visited_20_Internet_20_Link">https://www.mywebtuts.com/blog/laravel-8-automatic-daily-database-backup-tutorial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09:16:36.294534689</meta:creation-date>
    <dc:date>2022-05-04T09:16:59.443664133</dc:date>
    <meta:editing-duration>PT23S</meta:editing-duration>
    <meta:editing-cycles>1</meta:editing-cycles>
    <meta:document-statistic meta:table-count="0" meta:image-count="0" meta:object-count="0" meta:page-count="4" meta:paragraph-count="111" meta:word-count="597" meta:character-count="3895" meta:non-whitespace-character-count="3405"/>
    <meta:generator>LibreOffice/7.0.4.2$Linux_X86_64 LibreOffice_project/00$Build-2</meta:generator>
  </office:meta>
</office:document-meta>
</file>